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6666" draw:fill-color="#99cccc" draw:textarea-horizontal-align="left" draw:textarea-vertical-align="top" draw:auto-grow-height="false" fo:min-height="11.35cm" fo:min-width="7.5cm"/>
    </style:style>
    <style:style style:name="gr2" style:family="graphic" style:parent-style-name="standard">
      <style:graphic-properties svg:stroke-color="#336666" draw:fill-color="#99cccc" draw:textarea-horizontal-align="left" draw:textarea-vertical-align="top" draw:auto-grow-height="false" fo:min-height="11.16cm" fo:min-width="7.5cm"/>
    </style:style>
    <style:style style:name="gr3" style:family="graphic" style:parent-style-name="standard">
      <style:graphic-properties draw:textarea-horizontal-align="left" draw:textarea-vertical-align="top" draw:auto-grow-height="false" fo:min-height="4.55cm" fo:min-width="4.9cm"/>
    </style:style>
    <style:style style:name="gr4" style:family="graphic" style:parent-style-name="standard">
      <style:graphic-properties svg:stroke-color="#661900" draw:fill-color="#ff950e" draw:textarea-horizontal-align="justify" draw:textarea-vertical-align="middle" draw:auto-grow-height="false" fo:min-height="0.632cm" fo:min-width="2.394cm"/>
    </style:style>
    <style:style style:name="gr5" style:family="graphic" style:parent-style-name="standard">
      <style:graphic-properties svg:stroke-color="#333333" draw:fill-color="#aea79f" draw:textarea-horizontal-align="left" draw:textarea-vertical-align="top" draw:auto-grow-height="false" fo:min-height="2.75cm" fo:min-width="6.5cm"/>
    </style:style>
    <style:style style:name="gr6" style:family="graphic" style:parent-style-name="standard">
      <style:graphic-properties draw:textarea-horizontal-align="left" draw:textarea-vertical-align="top" draw:auto-grow-height="false" fo:min-height="4.35cm" fo:min-width="4.9cm"/>
    </style:style>
    <style:style style:name="gr7" style:family="graphic" style:parent-style-name="standard">
      <style:graphic-properties svg:stroke-color="#661900" draw:fill-color="#ff950e" draw:textarea-horizontal-align="justify" draw:textarea-vertical-align="middle" draw:auto-grow-height="false" fo:min-height="0.768cm" fo:min-width="2.84cm"/>
    </style:style>
    <style:style style:name="gr8" style:family="graphic" style:parent-style-name="standard">
      <style:graphic-properties svg:stroke-color="#666666" draw:fill="none" draw:textarea-horizontal-align="justify" draw:textarea-vertical-align="middle" draw:auto-grow-height="false" fo:min-height="13.15cm" fo:min-width="21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b2b2b2" draw:fill-color="#eeeeee" draw:textarea-horizontal-align="left" draw:textarea-vertical-align="top" draw:auto-grow-height="false" fo:min-height="13.15cm" fo:min-width="9.7cm"/>
    </style:style>
    <style:style style:name="gr12" style:family="graphic" style:parent-style-name="standard">
      <style:graphic-properties svg:stroke-color="#336666" draw:fill-color="#99cccc" draw:textarea-horizontal-align="left" draw:textarea-vertical-align="top" draw:auto-grow-height="false" fo:min-height="2.661cm" fo:min-width="8.7cm"/>
    </style:style>
    <style:style style:name="gr13" style:family="graphic" style:parent-style-name="standard">
      <style:graphic-properties svg:stroke-color="#666666" draw:fill="none" draw:textarea-horizontal-align="justify" draw:textarea-vertical-align="middle" draw:auto-grow-height="false" fo:min-height="18.05cm" fo:min-width="21.5cm"/>
    </style:style>
    <style:style style:name="gr14" style:family="graphic" style:parent-style-name="standard">
      <style:graphic-properties svg:stroke-color="#336666" draw:fill-color="#669999" draw:textarea-horizontal-align="left" draw:textarea-vertical-align="top" draw:auto-grow-height="false" fo:min-height="4.15cm" fo:min-width="8.7cm"/>
    </style:style>
    <style:style style:name="gr15" style:family="graphic" style:parent-style-name="standard">
      <style:graphic-properties draw:textarea-horizontal-align="left" draw:textarea-vertical-align="top" draw:auto-grow-height="false" fo:min-height="0.35cm" fo:min-width="4.1cm"/>
    </style:style>
    <style:style style:name="gr16" style:family="graphic" style:parent-style-name="standard">
      <style:graphic-properties svg:stroke-color="#333333" draw:fill-color="#aea79f" draw:textarea-horizontal-align="left" draw:textarea-vertical-align="top" draw:auto-grow-height="false" fo:min-height="2.95cm" fo:min-width="7.7cm"/>
    </style:style>
    <style:style style:name="gr17" style:family="graphic" style:parent-style-name="standard">
      <style:graphic-properties svg:stroke-color="#333333" draw:fill-color="#aea79f" draw:textarea-horizontal-align="left" draw:textarea-vertical-align="top" draw:auto-grow-height="false" fo:min-height="0.85cm" fo:min-width="3.5cm"/>
    </style:style>
    <style:style style:name="gr18" style:family="graphic" style:parent-style-name="standard">
      <style:graphic-properties draw:textarea-horizontal-align="left" draw:textarea-vertical-align="top" draw:auto-grow-height="false" fo:min-height="0.35cm" fo:min-width="4.5cm"/>
    </style:style>
    <style:style style:name="gr19" style:family="graphic" style:parent-style-name="standard">
      <style:graphic-properties svg:stroke-color="#336666" draw:fill-color="#333300" draw:textarea-horizontal-align="left" draw:textarea-vertical-align="top" draw:auto-grow-height="false" fo:min-height="3.15cm" fo:min-width="8.7cm"/>
    </style:style>
    <style:style style:name="gr20" style:family="graphic" style:parent-style-name="standard">
      <style:graphic-properties svg:stroke-color="#333333" draw:fill-color="#aea79f" draw:textarea-horizontal-align="left" draw:textarea-vertical-align="top" draw:auto-grow-height="false" fo:min-height="2.35cm" fo:min-width="5.7cm"/>
    </style:style>
    <style:style style:name="gr21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950e"/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loext:graphic-properties draw:fill-color="#aea79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99cccc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6pt"/>
    </style:style>
    <style:style style:name="P13" style:family="paragraph">
      <loext:graphic-properties draw:fill="none" draw:fill-color="#ffffff"/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-color="#669999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aea79f"/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333300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Courier New1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8cm" svg:height="11.6cm" svg:x="4cm" svg:y="4.4cm">
          <text:p text:style-name="P1">Host 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1.41cm" svg:x="15.8cm" svg:y="4.4cm">
          <text:p text:style-name="P1">Host 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cm" svg:height="4.8cm" svg:x="5.2cm" svg:y="6cm">
          <text:p text:style-name="P1"><text:span text:style-name="T1">block </text:span><text:span text:style-name="T2">10.1.9.16/2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6cm" svg:height="1.4cm" svg:x="5.4cm" svg:y="7cm">
          <text:p text:style-name="P1"><text:span text:style-name="T1">endpoint</text:span><text:span text:style-name="T3"><text:line-break/></text:span><text:span text:style-name="T2">10.1.9.17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6" draw:layer="layout" svg:width="7cm" svg:height="3cm" svg:x="16.2cm" svg:y="12.4cm">
          <text:p text:style-name="P5"><text:span text:style-name="T1">Routes:</text:span></text:p>
          <text:p text:style-name="P5"><text:span text:style-name="T1"/></text:p>
          <text:p text:style-name="P1"><text:span text:style-name="T2">10.1.9.16/28 → Host 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7cm" svg:height="3cm" svg:x="4.4cm" svg:y="12.4cm">
          <text:p text:style-name="P5"><text:span text:style-name="T1">Routes:</text:span></text:p>
          <text:p text:style-name="P1"><text:span text:style-name="T1"/></text:p>
          <text:p text:style-name="P5"><text:span text:style-name="T2">10.1.9.32/28 → Host B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4cm" svg:height="4.6cm" svg:x="17cm" svg:y="6cm">
          <text:p text:style-name="P1"><text:span text:style-name="T1">block </text:span><text:span text:style-name="T2">10.1.9.32/2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6cm" svg:height="1.4cm" svg:x="17.2cm" svg:y="7cm">
          <text:p text:style-name="P1"><text:span text:style-name="T1">endpoint</text:span><text:span text:style-name="T3"><text:line-break/></text:span><text:span text:style-name="T2">10.1.9.33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4" draw:layer="layout" svg:width="4.6cm" svg:height="1.4cm" svg:x="5.401cm" svg:y="8.601cm">
          <text:p text:style-name="P1"><text:span text:style-name="T1">endpoint</text:span><text:span text:style-name="T3"><text:line-break/></text:span><text:span text:style-name="T2">10.1.9.18</text:span></text:p>
          <draw:enhanced-geometry svg:viewBox="0 0 21600 21600" draw:glue-points="10800 0 0 10800 10800 21600 21600 10800" draw:text-areas="?f3 ?f3 ?f4 ?f4" draw:type="hexagon" draw:modifiers="2943.5340143447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7" draw:layer="layout" svg:width="22cm" svg:height="13.4cm" svg:x="2.8cm" svg:y="3.6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2cm" svg:height="0.886cm" svg:x="2.8cm" svg:y="17.2cm">
          <draw:text-box>
            <text:p text:style-name="P1"><text:span text:style-name="T4">Blocks, endpoints and routes in the cluster after creation of the third endpoin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1" draw:text-style-name="P10" draw:layer="layout" svg:width="10.2cm" svg:height="13.4cm" svg:x="14.1cm" svg:y="5.8cm">
          <text:p text:style-name="P1">Rack 2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0.2cm" svg:height="13.4cm" svg:x="3.2cm" svg:y="5.8cm">
          <text:p text:style-name="P1">Rack 1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9.2cm" svg:height="2.911cm" svg:x="3.7cm" svg:y="12.5cm">
          <text:p text:style-name="P3"><text:span text:style-name="T1">Host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2cm" svg:height="18.3cm" svg:x="2.8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2cm" svg:height="0.886cm" svg:x="2.8cm" svg:y="19.5cm">
          <draw:text-box>
            <text:p text:style-name="P12"><text:span text:style-name="T4">Romana blocks and routes in an 'L3-to-the-host' data center</text:span></text:p>
          </draw:text-box>
        </draw:frame>
        <draw:custom-shape draw:style-name="gr12" draw:text-style-name="P11" draw:layer="layout" svg:width="9.2cm" svg:height="2.911cm" svg:x="3.7cm" svg:y="15.696cm">
          <text:p text:style-name="P3"><text:span text:style-name="T1">Host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9.2cm" svg:height="4.4cm" svg:x="3.7cm" svg:y="7.1cm">
          <text:p text:style-name="P3"><text:span text:style-name="T1">ToR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4.6cm" svg:height="0.6cm" svg:x="3.9cm" svg:y="13.6cm">
          <text:p text:style-name="P15"><text:span text:style-name="T5">block </text:span><text:span text:style-name="T6">10.1.1.16/28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cm" svg:height="0.6cm" svg:x="3.9cm" svg:y="16.4cm">
          <text:p text:style-name="P15"><text:span text:style-name="T5">block </text:span><text:span text:style-name="T6">10.1.0.16/28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4.6cm" svg:height="0.6cm" svg:x="3.9cm" svg:y="14.3cm">
          <text:p text:style-name="P15"><text:span text:style-name="T5">block </text:span><text:span text:style-name="T6">10.1.4.64/28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8.2cm" svg:height="3.2cm" svg:x="4.5cm" svg:y="7.9cm">
          <text:p text:style-name="P5"><text:span text:style-name="T5">Routes:</text:span></text:p>
          <text:p text:style-name="P5"><text:span text:style-name="T7">10.1.1.16/28</text:span><text:span text:style-name="T7"><text:tab/></text:span><text:span text:style-name="T7">→ Host A</text:span></text:p>
          <text:p text:style-name="P5"><text:span text:style-name="T7">10.1.1.4.64/28</text:span><text:span text:style-name="T7"><text:tab/></text:span><text:span text:style-name="T7">→ Host A</text:span></text:p>
          <text:p text:style-name="P5"><text:span text:style-name="T7">10.1.0.16/28</text:span><text:span text:style-name="T7"><text:tab/></text:span><text:span text:style-name="T7">→ Host B</text:span></text:p>
          <text:p text:style-name="P5"><text:span text:style-name="T7"/></text:p>
          <text:p text:style-name="P5"><text:span text:style-name="T7">default</text:span><text:span text:style-name="T7"><text:tab/></text:span><text:span text:style-name="T7"><text:tab/></text:span><text:span text:style-name="T7">→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cm" svg:height="1.1cm" svg:x="8.7cm" svg:y="14.2cm">
          <text:p text:style-name="P5"><text:span text:style-name="T5">Routes:</text:span></text:p>
          <text:p text:style-name="P5"><text:span text:style-name="T7">default → ToR-1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cm" svg:height="1.1cm" svg:x="8.7cm" svg:y="17.4cm">
          <text:p text:style-name="P5"><text:span text:style-name="T5">Routes:</text:span></text:p>
          <text:p text:style-name="P5"><text:span text:style-name="T7">default → ToR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9.2cm" svg:height="2.911cm" svg:x="14.6cm" svg:y="12.5cm">
          <text:p text:style-name="P3"><text:span text:style-name="T1">Host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9.2cm" svg:height="2.911cm" svg:x="14.6cm" svg:y="15.696cm">
          <text:p text:style-name="P3"><text:span text:style-name="T1">Host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9.2cm" svg:height="4.4cm" svg:x="14.6cm" svg:y="7.1cm">
          <text:p text:style-name="P3"><text:span text:style-name="T1">ToR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5cm" svg:height="0.6cm" svg:x="14.8cm" svg:y="13.4cm">
          <text:p text:style-name="P15"><text:span text:style-name="T5">block </text:span><text:span text:style-name="T6">10.1.64.32/28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5cm" svg:height="0.6cm" svg:x="14.8cm" svg:y="16.4cm">
          <text:p text:style-name="P15"><text:span text:style-name="T5">block </text:span><text:span text:style-name="T6">10.1.64.16/28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8.2cm" svg:height="3.2cm" svg:x="15.4cm" svg:y="7.9cm">
          <text:p text:style-name="P5"><text:span text:style-name="T5">Routes:</text:span></text:p>
          <text:p text:style-name="P5"><text:span text:style-name="T7">10.1.64.32/28</text:span><text:span text:style-name="T7"><text:tab/></text:span><text:span text:style-name="T7"> → Host C</text:span></text:p>
          <text:p text:style-name="P5"><text:span text:style-name="T7">10.1.64.16/28</text:span><text:span text:style-name="T7"><text:tab/></text:span><text:span text:style-name="T7"> → Host D</text:span></text:p>
          <text:p text:style-name="P5"><text:span text:style-name="T7"/></text:p>
          <text:p text:style-name="P5"><text:span text:style-name="T7"/></text:p>
          <text:p text:style-name="P5"><text:span text:style-name="T7">default</text:span><text:span text:style-name="T7"><text:tab/></text:span><text:span text:style-name="T7"><text:tab/></text:span><text:span text:style-name="T7"> → co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cm" svg:height="1.1cm" svg:x="19.6cm" svg:y="14.2cm">
          <text:p text:style-name="P5"><text:span text:style-name="T5">Routes:</text:span></text:p>
          <text:p text:style-name="P5"><text:span text:style-name="T7">default → ToR-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cm" svg:height="1.1cm" svg:x="19.6cm" svg:y="17.4cm">
          <text:p text:style-name="P5"><text:span text:style-name="T5">Routes:</text:span></text:p>
          <text:p text:style-name="P5"><text:span text:style-name="T7">default → ToR-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9.2cm" svg:height="3.4cm" svg:x="9.2cm" svg:y="1.6cm">
          <text:p text:style-name="P17"><text:span text:style-name="T8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6.2cm" svg:height="2.6cm" svg:x="12cm" svg:y="2.2cm">
          <text:p text:style-name="P5"><text:span text:style-name="T5">Routes:</text:span></text:p>
          <text:p text:style-name="P5"><text:span text:style-name="T7">10.1.0.0/10</text:span><text:span text:style-name="T7"><text:tab/></text:span><text:span text:style-name="T7"> → ToR-1</text:span></text:p>
          <text:p text:style-name="P5"><text:span text:style-name="T7">10.1.64.0/10</text:span><text:span text:style-name="T7"><text:tab/></text:span><text:span text:style-name="T7"> → ToR-2</text:span></text:p>
          <text:p text:style-name="P5"><text:span text:style-name="T7"/></text:p>
          <text:p text:style-name="P5"><text:span text:style-name="T7">default</text:span><text:span text:style-name="T7"><text:tab/></text:span><text:span text:style-name="T7"><text:tab/></text:span><text:span text:style-name="T7"> → core</text:span>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8.4cm" svg:y1="7.1cm" svg:x2="11.2cm" svg:y2="5cm">
          <text:p/>
        </draw:line>
        <draw:line draw:style-name="gr21" draw:text-style-name="P7" draw:layer="layout" svg:x1="19cm" svg:y1="7.1cm" svg:x2="16.6cm" svg:y2="5cm">
          <text:p/>
        </draw:lin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2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ndel </meta:initial-creator>
    <meta:creation-date>2017-09-07T12:07:45.018112501</meta:creation-date>
    <dc:date>2017-09-07T13:31:51.990831377</dc:date>
    <dc:creator>jbrendel </dc:creator>
    <meta:editing-duration>PT29M26S</meta:editing-duration>
    <meta:editing-cycles>3</meta:editing-cycles>
    <meta:generator>LibreOffice/4.4.3.2$Linux_X86_64 LibreOffice_project/40m0$Build-2</meta:generator>
    <meta:document-statistic meta:object-count="61"/>
  </office:meta>
</office:document-meta>
</file>